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48cm" svg:height="4.935cm" svg:x="3.031cm" svg:y="3.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598) rotate (-2.15652882376419) translate (7.009706971542cm 4.00419549264575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59) rotate (-2.1556561591382) translate (7.0944573185944cm 6.785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0:55.054000000</dc:date>
    <meta:editing-duration>PT3M52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